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ewNameMethodReturnValueHandlerTests.returnViewRedirectWithCustomRedirec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iewNameMethodReturnValueHandlerTests.view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NameMethodReturnValue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iewNameMethodReturnValueHandlerTests.returnView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iewNameMethodReturnValueHandlerTests.returnViewCustom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iewNameMethodReturnValueHandlerTests.returnViewName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ewNameMethodReturnValueHandlerTests.supports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